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4cm" fo:min-width="0cm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4.064cm" svg:x="0.36cm" svg:y="1.6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54cm" svg:height="2.54cm" svg:x="13.51cm" svg:y="2.54cm">
          <text:p text:style-name="P1">1 bit <text:line-break/>adde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145cm" svg:y1="1.27cm" svg:x2="14.145cm" svg:y2="2.54cm">
          <text:p/>
        </draw:line>
        <draw:line draw:style-name="gr3" draw:text-style-name="P1" draw:layer="layout" svg:x1="15.395cm" svg:y1="1.269cm" svg:x2="15.395cm" svg:y2="2.539cm">
          <text:p/>
        </draw:line>
        <draw:frame draw:style-name="gr4" draw:layer="layout" svg:width="1.128cm" svg:height="1.171cm" svg:x="13.728cm" svg:y="0.254cm">
          <draw:text-box>
            <text:p>A<text:span text:style-name="T1">0</text:span></text:p>
          </draw:text-box>
        </draw:frame>
        <draw:frame draw:style-name="gr5" draw:layer="layout" svg:width="1.128cm" svg:height="3.178cm" svg:x="14.907cm" svg:y="0.254cm">
          <draw:text-box>
            <text:p>B<text:span text:style-name="T1">0</text:span></text:p>
          </draw:text-box>
        </draw:frame>
        <draw:frame draw:style-name="gr6" xml:id="id10" draw:id="id10" draw:layer="layout" svg:width="1.243cm" svg:height="1.171cm" svg:x="16.747cm" svg:y="0.202cm">
          <draw:text-box>
            <text:p>C<text:span text:style-name="T2">in</text:span></text:p>
          </draw:text-box>
        </draw:frame>
        <draw:frame draw:style-name="gr7" xml:id="id9" draw:id="id9" draw:layer="layout" svg:width="1.128cm" svg:height="1.171cm" svg:x="14.22cm" svg:y="6.45cm">
          <draw:text-box>
            <text:p>S<text:span text:style-name="T1">0</text:span></text:p>
          </draw:text-box>
        </draw:frame>
        <draw:custom-shape draw:style-name="gr2" draw:text-style-name="P1" xml:id="id6" draw:id="id6" draw:layer="layout" svg:width="2.54cm" svg:height="2.54cm" svg:x="9.709cm" svg:y="2.541cm">
          <text:p text:style-name="P1">1 bit <text:line-break/>adde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344cm" svg:y1="1.271cm" svg:x2="10.344cm" svg:y2="2.541cm">
          <text:p/>
        </draw:line>
        <draw:line draw:style-name="gr3" draw:text-style-name="P1" draw:layer="layout" svg:x1="11.594cm" svg:y1="1.27cm" svg:x2="11.594cm" svg:y2="2.54cm">
          <text:p/>
        </draw:line>
        <draw:frame draw:style-name="gr4" draw:layer="layout" svg:width="1.128cm" svg:height="1.171cm" svg:x="9.927cm" svg:y="0.255cm">
          <draw:text-box>
            <text:p>A<text:span text:style-name="T1">1</text:span></text:p>
          </draw:text-box>
        </draw:frame>
        <draw:frame draw:style-name="gr5" draw:layer="layout" svg:width="1.128cm" svg:height="3.178cm" svg:x="11.106cm" svg:y="0.255cm">
          <draw:text-box>
            <text:p>B<text:span text:style-name="T1">1</text:span></text:p>
          </draw:text-box>
        </draw:frame>
        <draw:frame draw:style-name="gr7" xml:id="id7" draw:id="id7" draw:layer="layout" svg:width="1.128cm" svg:height="1.171cm" svg:x="10.419cm" svg:y="6.451cm">
          <draw:text-box>
            <text:p>S<text:span text:style-name="T1">1</text:span></text:p>
          </draw:text-box>
        </draw:frame>
        <draw:custom-shape draw:style-name="gr2" draw:text-style-name="P1" xml:id="id4" draw:id="id4" draw:layer="layout" svg:width="2.54cm" svg:height="2.54cm" svg:x="5.908cm" svg:y="2.542cm">
          <text:p text:style-name="P1">1 bit <text:line-break/>adde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543cm" svg:y1="1.272cm" svg:x2="6.543cm" svg:y2="2.542cm">
          <text:p/>
        </draw:line>
        <draw:line draw:style-name="gr3" draw:text-style-name="P1" draw:layer="layout" svg:x1="7.793cm" svg:y1="1.271cm" svg:x2="7.793cm" svg:y2="2.541cm">
          <text:p/>
        </draw:line>
        <draw:frame draw:style-name="gr4" draw:layer="layout" svg:width="1.128cm" svg:height="1.171cm" svg:x="6.126cm" svg:y="0.256cm">
          <draw:text-box>
            <text:p>A<text:span text:style-name="T1">2</text:span></text:p>
          </draw:text-box>
        </draw:frame>
        <draw:frame draw:style-name="gr5" draw:layer="layout" svg:width="1.128cm" svg:height="3.178cm" svg:x="7.305cm" svg:y="0.256cm">
          <draw:text-box>
            <text:p>B<text:span text:style-name="T1">2</text:span></text:p>
          </draw:text-box>
        </draw:frame>
        <draw:frame draw:style-name="gr7" xml:id="id5" draw:id="id5" draw:layer="layout" svg:width="1.128cm" svg:height="1.171cm" svg:x="6.618cm" svg:y="6.452cm">
          <draw:text-box>
            <text:p>S<text:span text:style-name="T1">2</text:span></text:p>
          </draw:text-box>
        </draw:frame>
        <draw:custom-shape draw:style-name="gr2" draw:text-style-name="P1" xml:id="id1" draw:id="id1" draw:layer="layout" svg:width="2.54cm" svg:height="2.54cm" svg:x="2.107cm" svg:y="2.543cm">
          <text:p text:style-name="P1">1 bit <text:line-break/>adde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742cm" svg:y1="1.273cm" svg:x2="2.742cm" svg:y2="2.543cm">
          <text:p/>
        </draw:line>
        <draw:line draw:style-name="gr3" draw:text-style-name="P1" draw:layer="layout" svg:x1="3.992cm" svg:y1="1.272cm" svg:x2="3.992cm" svg:y2="2.542cm">
          <text:p/>
        </draw:line>
        <draw:frame draw:style-name="gr4" draw:layer="layout" svg:width="1.128cm" svg:height="1.171cm" svg:x="2.325cm" svg:y="0.257cm">
          <draw:text-box>
            <text:p>A<text:span text:style-name="T1">3</text:span></text:p>
          </draw:text-box>
        </draw:frame>
        <draw:frame draw:style-name="gr5" draw:layer="layout" svg:width="1.128cm" svg:height="3.178cm" svg:x="3.504cm" svg:y="0.257cm">
          <draw:text-box>
            <text:p>B<text:span text:style-name="T1">3</text:span></text:p>
          </draw:text-box>
        </draw:frame>
        <draw:frame draw:style-name="gr7" xml:id="id3" draw:id="id3" draw:layer="layout" svg:width="1.128cm" svg:height="1.171cm" svg:x="2.817cm" svg:y="6.453cm">
          <draw:text-box>
            <text:p>S<text:span text:style-name="T1">3</text:span></text:p>
          </draw:text-box>
        </draw:frame>
        <draw:frame draw:style-name="gr6" xml:id="id2" draw:id="id2" draw:layer="layout" svg:width="1.467cm" svg:height="1.171cm" svg:x="0.106cm" svg:y="6.449cm">
          <draw:text-box>
            <text:p>C<text:span text:style-name="T2">out</text:span></text:p>
          </draw:text-box>
        </draw:frame>
        <draw:connector draw:style-name="gr3" draw:text-style-name="P1" draw:layer="layout" svg:x1="2.107cm" svg:y1="3.813cm" svg:x2="0.839cm" svg:y2="6.449cm" draw:start-shape="id1" draw:start-glue-point="3" draw:end-shape="id2" svg:d="m2107 3813h-1268v2636" svg:viewBox="0 0 1269 2637">
          <text:p/>
        </draw:connector>
        <draw:connector draw:style-name="gr3" draw:text-style-name="P1" draw:layer="layout" draw:type="line" svg:x1="3.377cm" svg:y1="5.083cm" svg:x2="3.381cm" svg:y2="6.453cm" draw:start-shape="id1" draw:start-glue-point="2" draw:end-shape="id3" draw:end-glue-point="0" svg:d="m3377 5083 4 1370" svg:viewBox="0 0 5 1371">
          <text:p/>
        </draw:connector>
        <draw:connector draw:style-name="gr3" draw:text-style-name="P1" draw:layer="layout" draw:type="line" svg:x1="7.178cm" svg:y1="5.082cm" svg:x2="7.182cm" svg:y2="6.452cm" draw:start-shape="id4" draw:start-glue-point="2" draw:end-shape="id5" draw:end-glue-point="0" svg:d="m7178 5082 4 1370" svg:viewBox="0 0 5 1371">
          <text:p/>
        </draw:connector>
        <draw:connector draw:style-name="gr3" draw:text-style-name="P1" draw:layer="layout" draw:type="line" svg:x1="10.979cm" svg:y1="5.081cm" svg:x2="10.983cm" svg:y2="6.451cm" draw:start-shape="id6" draw:start-glue-point="2" draw:end-shape="id7" draw:end-glue-point="0" svg:d="m10979 5081 4 1370" svg:viewBox="0 0 5 1371">
          <text:p/>
        </draw:connector>
        <draw:connector draw:style-name="gr3" draw:text-style-name="P1" draw:layer="layout" draw:type="line" svg:x1="14.78cm" svg:y1="5.08cm" svg:x2="14.784cm" svg:y2="6.45cm" draw:start-shape="id8" draw:start-glue-point="2" draw:end-shape="id9" draw:end-glue-point="0" svg:d="m14780 5080 4 1370" svg:viewBox="0 0 5 1371">
          <text:p/>
        </draw:connector>
        <draw:connector draw:style-name="gr3" draw:text-style-name="P1" draw:layer="layout" draw:type="line" svg:x1="5.908cm" svg:y1="3.812cm" svg:x2="4.647cm" svg:y2="3.813cm" draw:start-shape="id4" draw:start-glue-point="3" draw:end-shape="id1" draw:end-glue-point="1" svg:d="m5908 3812-1261 1" svg:viewBox="0 0 1262 2">
          <text:p/>
        </draw:connector>
        <draw:connector draw:style-name="gr3" draw:text-style-name="P1" draw:layer="layout" draw:type="line" svg:x1="9.709cm" svg:y1="3.811cm" svg:x2="8.448cm" svg:y2="3.812cm" draw:start-shape="id6" draw:start-glue-point="3" draw:end-shape="id4" draw:end-glue-point="1" svg:d="m9709 3811-1261 1" svg:viewBox="0 0 1262 2">
          <text:p/>
        </draw:connector>
        <draw:connector draw:style-name="gr3" draw:text-style-name="P1" draw:layer="layout" draw:type="line" svg:x1="13.51cm" svg:y1="3.81cm" svg:x2="12.249cm" svg:y2="3.811cm" draw:start-shape="id8" draw:start-glue-point="3" draw:end-shape="id6" draw:end-glue-point="1" svg:d="m13510 3810-1261 1" svg:viewBox="0 0 1262 2">
          <text:p/>
        </draw:connector>
        <draw:connector draw:style-name="gr3" draw:text-style-name="P1" draw:layer="layout" svg:x1="17.368cm" svg:y1="1.373cm" svg:x2="16.05cm" svg:y2="3.81cm" draw:start-shape="id10" draw:start-glue-point="2" draw:end-shape="id8" draw:end-glue-point="1" svg:d="m17368 1373v2437h-1318" svg:viewBox="0 0 1319 24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SungtiL GB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288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30T14:28:33</meta:creation-date>
    <dc:date>2013-08-30T14:45:56</dc:date>
    <meta:editing-duration>PT9M41S</meta:editing-duration>
    <meta:editing-cycles>2</meta:editing-cycles>
    <meta:generator>LibreOffice/3.5$Linux_x86 LibreOffice_project/350m1$Build-2</meta:generator>
    <meta:document-statistic meta:object-count="36"/>
  </office:meta>
</office:document-meta>
</file>